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98d" officeooo:paragraph-rsid="000d998d"/>
    </style:style>
    <style:style style:name="P2" style:family="paragraph" style:parent-style-name="Standard">
      <style:text-properties officeooo:rsid="001225cc" officeooo:paragraph-rsid="001225cc"/>
    </style:style>
    <style:style style:name="P3" style:family="paragraph" style:parent-style-name="Standard">
      <style:text-properties officeooo:rsid="0013f14c" officeooo:paragraph-rsid="0013f14c"/>
    </style:style>
    <style:style style:name="P4" style:family="paragraph" style:parent-style-name="Table_20_Contents">
      <style:text-properties officeooo:rsid="000d998d" officeooo:paragraph-rsid="000d998d"/>
    </style:style>
    <style:style style:name="P5" style:family="paragraph" style:parent-style-name="Table_20_Contents">
      <style:text-properties officeooo:rsid="000d998d" officeooo:paragraph-rsid="000eab8d"/>
    </style:style>
    <style:style style:name="P6" style:family="paragraph" style:parent-style-name="Table_20_Contents">
      <style:text-properties officeooo:rsid="000d998d" officeooo:paragraph-rsid="000f7733"/>
    </style:style>
    <style:style style:name="P7" style:family="paragraph" style:parent-style-name="Table_20_Contents">
      <style:text-properties officeooo:rsid="000eab8d" officeooo:paragraph-rsid="000eab8d"/>
    </style:style>
    <style:style style:name="P8" style:family="paragraph" style:parent-style-name="Table_20_Contents">
      <style:text-properties officeooo:rsid="000eab8d" officeooo:paragraph-rsid="000f7733"/>
    </style:style>
    <style:style style:name="P9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0" style:family="paragraph" style:parent-style-name="Table_20_Contents">
      <style:text-properties officeooo:rsid="000f7733" officeooo:paragraph-rsid="000f7733"/>
    </style:style>
    <style:style style:name="P11" style:family="paragraph" style:parent-style-name="Table_20_Contents">
      <style:text-properties officeooo:rsid="001778e8" officeooo:paragraph-rsid="001778e8"/>
    </style:style>
    <style:style style:name="P12" style:family="paragraph" style:parent-style-name="Table_20_Contents">
      <style:text-properties officeooo:rsid="0018c21c" officeooo:paragraph-rsid="0018c21c"/>
    </style:style>
    <style:style style:name="P13" style:family="paragraph" style:parent-style-name="Standard" style:list-style-name="L1">
      <style:text-properties officeooo:rsid="000d998d" officeooo:paragraph-rsid="001225cc"/>
    </style:style>
    <style:style style:name="P14" style:family="paragraph" style:parent-style-name="Standard" style:list-style-name="L2">
      <style:text-properties officeooo:paragraph-rsid="000f7733"/>
    </style:style>
    <style:style style:name="P15" style:family="paragraph" style:parent-style-name="Standard" style:list-style-name="L2">
      <style:text-properties officeooo:paragraph-rsid="001def68"/>
    </style:style>
    <style:style style:name="P16" style:family="paragraph" style:parent-style-name="Standard" style:list-style-name="L2">
      <style:text-properties officeooo:rsid="000f7733" officeooo:paragraph-rsid="000f7733"/>
    </style:style>
    <style:style style:name="P17" style:family="paragraph" style:parent-style-name="Standard" style:list-style-name="L2">
      <style:text-properties officeooo:rsid="00114628" officeooo:paragraph-rsid="00114628"/>
    </style:style>
    <style:style style:name="P18" style:family="paragraph" style:parent-style-name="Standard" style:list-style-name="L2">
      <style:text-properties officeooo:rsid="001225cc" officeooo:paragraph-rsid="001225cc"/>
    </style:style>
    <style:style style:name="P19" style:family="paragraph" style:parent-style-name="Standard" style:list-style-name="L2">
      <style:text-properties officeooo:rsid="0013a1a9" officeooo:paragraph-rsid="0013a1a9"/>
    </style:style>
    <style:style style:name="P20" style:family="paragraph" style:parent-style-name="Standard" style:list-style-name="L2">
      <style:text-properties officeooo:rsid="0013f14c" officeooo:paragraph-rsid="0013f14c"/>
    </style:style>
    <style:style style:name="P21" style:family="paragraph" style:parent-style-name="Standard" style:list-style-name="L2">
      <style:text-properties officeooo:rsid="0013f14c" officeooo:paragraph-rsid="001e9866"/>
    </style:style>
    <style:style style:name="P22" style:family="paragraph" style:parent-style-name="Standard" style:list-style-name="L2">
      <style:text-properties officeooo:rsid="00140f41" officeooo:paragraph-rsid="00140f41"/>
    </style:style>
    <style:style style:name="P23" style:family="paragraph" style:parent-style-name="Standard" style:list-style-name="L2">
      <style:text-properties officeooo:rsid="0015aa13" officeooo:paragraph-rsid="0015aa13"/>
    </style:style>
    <style:style style:name="P24" style:family="paragraph" style:parent-style-name="Standard" style:list-style-name="L2">
      <style:text-properties officeooo:rsid="001def68" officeooo:paragraph-rsid="001def68"/>
    </style:style>
    <style:style style:name="P25" style:family="paragraph" style:parent-style-name="Standard">
      <style:text-properties officeooo:rsid="001def68" officeooo:paragraph-rsid="001def68"/>
    </style:style>
    <style:style style:name="P26" style:family="paragraph" style:parent-style-name="Standard" style:list-style-name="L2">
      <style:text-properties officeooo:rsid="0020b8f9" officeooo:paragraph-rsid="0020b8f9"/>
    </style:style>
    <style:style style:name="P27" style:family="paragraph" style:parent-style-name="Table_20_Contents">
      <style:text-properties officeooo:rsid="001def68" officeooo:paragraph-rsid="001def68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8c21c"/>
    </style:style>
    <style:style style:name="T5" style:family="text">
      <style:text-properties officeooo:rsid="001b9795"/>
    </style:style>
    <style:style style:name="T6" style:family="text">
      <style:text-properties officeooo:rsid="001bc4a4"/>
    </style:style>
    <style:style style:name="T7" style:family="text">
      <style:text-properties officeooo:rsid="001cf68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def68"/>
    </style:style>
    <style:style style:name="T10" style:family="text">
      <style:text-properties officeooo:rsid="0013a1a9"/>
    </style:style>
    <style:style style:name="T11" style:family="text">
      <style:text-properties officeooo:rsid="001e9866"/>
    </style:style>
    <style:style style:name="T12" style:family="text">
      <style:text-properties officeooo:rsid="0020b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:</text:p>
      <text:p text:style-name="P2"/>
      <text:list xml:id="list3520945892745866818" text:style-name="L1">
        <text:list-item>
          <text:p text:style-name="P13">Fases del primer Sprint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>Fase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Duración <text:span text:style-name="T1">estimada</text:span></text:p>
          </table:table-cell>
          <table:table-cell table:style-name="Table1.A1" office:value-type="string">
            <text:p text:style-name="P9">Duración real</text:p>
          </table:table-cell>
          <table:table-cell table:style-name="Table1.E1" office:value-type="string">
            <text:p text:style-name="P7">Tardanza / <text:span text:style-name="T4">Inasistencia</text:span></text:p>
          </table:table-cell>
        </table:table-row>
        <table:table-row>
          <table:table-cell table:style-name="Table1.A2" office:value-type="string">
            <text:p text:style-name="P4">Planificación de Sprint</text:p>
          </table:table-cell>
          <table:table-cell table:style-name="Table1.A2" office:value-type="string">
            <text:p text:style-name="P4">11/10/13</text:p>
          </table:table-cell>
          <table:table-cell table:style-name="Table1.A2" office:value-type="string">
            <text:p text:style-name="P4">2 hs</text:p>
          </table:table-cell>
          <table:table-cell table:style-name="Table1.A2" office:value-type="string">
            <text:p text:style-name="P7">2 hs</text:p>
          </table:table-cell>
          <table:table-cell table:style-name="Table1.E2" office:value-type="string">
            <text:p text:style-name="P10">Mica</text:p>
          </table:table-cell>
        </table:table-row>
        <table:table-row>
          <table:table-cell table:style-name="Table1.A2" office:value-type="string">
            <text:p text:style-name="P10">Daily meeting 1</text:p>
          </table:table-cell>
          <table:table-cell table:style-name="Table1.A2" office:value-type="string">
            <text:p text:style-name="P6">13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0">8 min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4">D<text:span text:style-name="T1">í</text:span>a 1 del Sprint</text:p>
          </table:table-cell>
          <table:table-cell table:style-name="Table1.A2" office:value-type="string">
            <text:p text:style-name="P4">13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11">5 hs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10">Daily meeting 2</text:p>
          </table:table-cell>
          <table:table-cell table:style-name="Table1.A2" office:value-type="string">
            <text:p text:style-name="P8">15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1">8 min</text:p>
          </table:table-cell>
          <table:table-cell table:style-name="Table1.E2" office:value-type="string">
            <text:p text:style-name="P11">Mica</text:p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2</text:span> del Sprint</text:p>
          </table:table-cell>
          <table:table-cell table:style-name="Table1.A2" office:value-type="string">
            <text:p text:style-name="P7">15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12"><text:span text:style-name="T7">6</text:span> hs</text:p>
          </table:table-cell>
          <table:table-cell table:style-name="Table1.E2" office:value-type="string">
            <text:p text:style-name="P12">Sofi (se <text:span text:style-name="T6">volvió </text:span>antes)</text:p>
          </table:table-cell>
        </table:table-row>
        <table:table-row>
          <table:table-cell table:style-name="Table1.A2" office:value-type="string">
            <text:p text:style-name="P10">Daily meeting 3</text:p>
          </table:table-cell>
          <table:table-cell table:style-name="Table1.A2" office:value-type="string">
            <text:p text:style-name="P8">18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27">4 min</text:p>
          </table:table-cell>
          <table:table-cell table:style-name="Table1.E2" office:value-type="string">
            <text:p text:style-name="P27">Sofi / Mica</text:p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3</text:span> del Sprint</text:p>
          </table:table-cell>
          <table:table-cell table:style-name="Table1.A2" office:value-type="string">
            <text:p text:style-name="P7">18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sión de Sprint</text:p>
          </table:table-cell>
          <table:table-cell table:style-name="Table1.A2" office:value-type="string">
            <text:p text:style-name="P7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Retrospectiva de Sprint</text:p>
          </table:table-cell>
          <table:table-cell table:style-name="Table1.A2" office:value-type="string">
            <text:p text:style-name="P8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1"/>
      <text:list xml:id="list3634778113259253535" text:style-name="L2">
        <text:list-item>
          <text:p text:style-name="P16">Tareas realizadas en cada etapa:</text:p>
          <text:list>
            <text:list-item>
              <text:p text:style-name="P16">Planificación:</text:p>
              <text:list>
                <text:list-item>
                  <text:p text:style-name="P17">Inclusión de los elementos más prioritarios del PB al SB.</text:p>
                </text:list-item>
                <text:list-item>
                  <text:p text:style-name="P17">Estimación de esfuerzo requerido por actividad.</text:p>
                </text:list-item>
                <text:list-item>
                  <text:p text:style-name="P17">Organización de los días y horas disponibles por cada miembro.</text:p>
                </text:list-item>
                <text:list-item>
                  <text:p text:style-name="P18">Bosquejos iniciales del modelo de datos.</text:p>
                </text:list-item>
              </text:list>
            </text:list-item>
            <text:list-item>
              <text:p text:style-name="P16">Sprint:</text:p>
              <text:list>
                <text:list-item>
                  <text:p text:style-name="P17">Análisis <text:span text:style-name="T2">y diseño detallado del modelo de datos.</text:span></text:p>
                </text:list-item>
                <text:list-item>
                  <text:p text:style-name="P18">Revisión y cambios menores del modelo de datos.</text:p>
                </text:list-item>
                <text:list-item>
                  <text:p text:style-name="P18">Implementación <text:span text:style-name="T5">de los elementos prioritarios del SB</text:span>.</text:p>
                </text:list-item>
              </text:list>
            </text:list-item>
            <text:list-item>
              <text:p text:style-name="P16">Revisión y retrospectiva:</text:p>
              <text:list>
                <text:list-item>
                  <text:p text:style-name="P16"/>
                </text:list-item>
              </text:list>
              <text:p text:style-name="P14"/>
            </text:list-item>
          </text:list>
        </text:list-item>
        <text:list-item>
          <text:p text:style-name="P19">Documentación generada <text:span text:style-name="T5">accesible </text:span>en Scrumwise <text:span text:style-name="T5">(PB, SB, burn down chart, documentación de uso)</text:span></text:p>
          <text:p text:style-name="P19"/>
        </text:list-item>
        <text:list-item>
          <text:p text:style-name="P19">Roles:</text:p>
          <text:list>
            <text:list-item>
              <text:p text:style-name="P19">SM: Federico.</text:p>
            </text:list-item>
            <text:list-item>
              <text:p text:style-name="P19">Team: Paula, Sofía, Micaela, Gabriel.</text:p>
            </text:list-item>
            <text:list-item>
              <text:p text:style-name="P19">PO: Marcela. <text:span text:style-name="T4">(y Lorena?)</text:span></text:p>
              <text:p text:style-name="P19"/>
            </text:list-item>
          </text:list>
        </text:list-item>
        <text:list-item>
          <text:p text:style-name="P19">Responsabilidades:</text:p>
          <text:list>
            <text:list-item>
              <text:p text:style-name="P19">SM: aplicar scrum, organizar reuniones, asegurar que el Team se mantenga enfocado.</text:p>
            </text:list-item>
            <text:list-item>
              <text:p text:style-name="P19">Team: en scrumwise (por tarea).</text:p>
            </text:list-item>
            <text:list-item>
              <text:p text:style-name="P19">PO: responder las consultas, <text:span text:style-name="T9">reorganizar PB</text:span>.</text:p>
              <text:p text:style-name="P19"/>
            </text:list-item>
          </text:list>
        </text:list-item>
        <text:list-item>
          <text:p text:style-name="P19">Generación del prototipo: </text:p>
          <text:list>
            <text:list-item>
              <text:p text:style-name="P24">Desarrollo</text:p>
            </text:list-item>
          </text:list>
          <text:p text:style-name="P24"><text:soft-page-break/></text:p>
        </text:list-item>
        <text:list-item>
          <text:p text:style-name="P15"><text:span text:style-name="T10">Ventajas del uso de Scrum:</text:span></text:p>
          <text:list>
            <text:list-item>
              <text:p text:style-name="P15">Cumplimiento de expectativas del cliente. </text:p>
            </text:list-item>
            <text:list-item>
              <text:p text:style-name="P15">Flexibilidad a cambios. </text:p>
            </text:list-item>
            <text:list-item>
              <text:p text:style-name="P15">El cliente comienza a utilizar las funcionalidades más importantes del proyecto antes de que esté finalizado por completo. </text:p>
            </text:list-item>
            <text:list-item>
              <text:p text:style-name="P15">Mayor calidad del software. </text:p>
            </text:list-item>
            <text:list-item>
              <text:p text:style-name="P15">Mayor productividad (Motivación del equipo al ver resultados en el tiempo) Reducción de riesgos. </text:p>
            </text:list-item>
            <text:list-item>
              <text:p text:style-name="P15">Maximiza retorno de la inversión: Producción de software únicamente con las pretaciones que aporan mayor valor al negocio. </text:p>
            </text:list-item>
            <text:list-item>
              <text:p text:style-name="P15">Predicciones de tiempos, ya que se conoce la velocidad media del equipo por sprint y es más fácil estimar.</text:p>
            </text:list-item>
          </text:list>
        </text:list-item>
      </text:list>
      <text:p text:style-name="P25"/>
      <text:list xml:id="list190225876904604" text:continue-numbering="true" text:style-name="L2">
        <text:list-item>
          <text:p text:style-name="P15"><text:span text:style-name="T9">Desventajas del uso de scrum:</text:span></text:p>
          <text:list>
            <text:list-item>
              <text:p text:style-name="P15">Difícil de aplicar en grandes proyectos. </text:p>
            </text:list-item>
            <text:list-item>
              <text:p text:style-name="P15">Se requiere de un experto en la metodología que monitorice su cumplimiento. </text:p>
            </text:list-item>
            <text:list-item>
              <text:p text:style-name="P15">Es difícil de adaptar para proyectos restringidos a una fecha de entrega y precios cerrados por contrato. </text:p>
            </text:list-item>
            <text:list-item>
              <text:p text:style-name="P15">Presupone que el equipo está muy formado y motivado. </text:p>
            </text:list-item>
            <text:list-item>
              <text:p text:style-name="P15">Presupone que el cliente está muy involucrado en el desarrollo y revisa el avance de la funcionalidad (Aunque en realidad no lo hace para los pequeños avances).</text:p>
            </text:list-item>
          </text:list>
        </text:list-item>
      </text:list>
      <text:p text:style-name="P3"/>
      <text:list xml:id="list190225480903341" text:continue-numbering="true" text:style-name="L2">
        <text:list-item>
          <text:p text:style-name="P20">Búsqueda de herramientas:</text:p>
          <text:list>
            <text:list-item>
              <text:p text:style-name="P20">Arrancamos con Trello pero consideramos que le faltaban features por lo que probamos Jira <text:s/>y Scrumwise <text:span text:style-name="T11">en paralelo</text:span>.</text:p>
              <text:list>
                <text:list-item>
                  <text:p text:style-name="P20"><text:span text:style-name="T11">Probamos con </text:span>Jira <text:span text:style-name="T11">pero </text:span>fue más complicado de usar que Scrumwise, por eso lo descartamos <text:span text:style-name="T11">rápidamente</text:span>.</text:p>
                </text:list-item>
                <text:list-item>
                  <text:p text:style-name="P21">Scrumwise <text:span text:style-name="T11">fue la herramienta seleccionada:</text:span></text:p>
                  <text:list>
                    <text:list-item>
                      <text:p text:style-name="P21"><text:span text:style-name="T11">P</text:span>osee <text:span text:style-name="T11">gestión de </text:span>PB, SB, <text:span text:style-name="T3">generación automática de burndown chart, manejo de releases y actividades del sprint.</text:span></text:p>
                    </text:list-item>
                    <text:list-item>
                      <text:p text:style-name="P22">Desventajas: <text:span text:style-name="T11">muy alto costo (9 dólares por usuario por mes, Jira cuesta 20 dólares por 10 usuarios por mes)</text:span></text:p>
                    </text:list-item>
                  </text:list>
                </text:list-item>
                <text:list-item>
                  <text:p text:style-name="P22">Muestre el uso:</text:p>
                  <text:list>
                    <text:list-item>
                      <text:p text:style-name="P23"><text:a xlink:type="simple" xlink:href="http://www.youtube.com/user/Scrumwise">http://www.youtube.com/user/Scrumwise</text:a></text:p>
                    </text:list-item>
                  </text:list>
                  <text:p text:style-name="P22"/>
                </text:list-item>
              </text:list>
            </text:list-item>
          </text:list>
        </text:list-item>
        <text:list-item>
          <text:p text:style-name="P22"><text:span text:style-name="T8">Recomendación</text:span> de uso de <text:span text:style-name="T12">otra</text:span> metodología:</text:p>
          <text:list>
            <text:list-item>
              <text:p text:style-name="P26">No</text:p>
              <text:list>
                <text:list-item>
                  <text:p text:style-name="P26">FDD es muy lenta y sobrecargada de tarea (a cambio de calidad extra)</text:p>
                </text:list-item>
                <text:list-item>
                  <text:p text:style-name="P26">XP es requiere el doble de esfuerzo (a cambio de algo más de calidad extra)</text:p>
                </text:list-item>
              </text:list>
            </text:list-item>
          </text:list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0-18T19:02:24.041292609</dc:date>
    <meta:editing-duration>PT11M28S</meta:editing-duration>
    <meta:editing-cycles>7</meta:editing-cycles>
    <meta:generator>LibreOffice/4.2.6.3$Linux_X86_64 LibreOffice_project/420m0$Build-3</meta:generator>
    <meta:document-statistic meta:table-count="1" meta:image-count="0" meta:object-count="0" meta:page-count="2" meta:paragraph-count="102" meta:word-count="548" meta:character-count="3084" meta:non-whitespace-character-count="2675"/>
  </office:meta>
</office:document-meta>
</file>